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f06e5"/>
    </style:style>
    <style:style style:name="P2" style:family="paragraph" style:parent-style-name="Standard">
      <style:text-properties officeooo:paragraph-rsid="00150c0d"/>
    </style:style>
    <style:style style:name="P3" style:family="paragraph" style:parent-style-name="Standard">
      <style:text-properties fo:language="de" fo:country="DE" fo:font-weight="bold" officeooo:paragraph-rsid="00150c0d" style:font-weight-asian="bold" style:font-weight-complex="bold"/>
    </style:style>
    <style:style style:name="P4" style:family="paragraph" style:parent-style-name="Standard" style:master-page-name="MP0">
      <style:paragraph-properties style:page-number="auto" fo:break-before="page"/>
      <style:text-properties fo:language="de" fo:country="DE" fo:font-weight="bold" officeooo:paragraph-rsid="00150c0d" style:font-weight-asian="bold" style:font-weight-complex="bold"/>
    </style:style>
    <style:style style:name="P5" style:family="paragraph" style:parent-style-name="Standard">
      <style:text-properties fo:language="de" fo:country="DE" fo:font-weight="bold" officeooo:rsid="000f06e5" officeooo:paragraph-rsid="000f06e5" style:font-weight-asian="bold" style:font-weight-complex="bold"/>
    </style:style>
    <style:style style:name="P6" style:family="paragraph" style:parent-style-name="Standard">
      <style:text-properties fo:language="de" fo:country="DE" officeooo:rsid="000f06e5" officeooo:paragraph-rsid="000f06e5"/>
    </style:style>
    <style:style style:name="P7" style:family="paragraph" style:parent-style-name="Standard">
      <style:text-properties fo:language="de" fo:country="DE" fo:font-weight="normal" officeooo:rsid="00150c0d" officeooo:paragraph-rsid="00150c0d" style:font-weight-asian="normal" style:font-weight-complex="normal"/>
    </style:style>
    <style:style style:name="P8" style:family="paragraph" style:parent-style-name="Standard">
      <style:text-properties fo:language="de" fo:country="DE"/>
    </style:style>
    <style:style style:name="P9" style:family="paragraph" style:parent-style-name="Standard">
      <style:text-properties fo:language="de" fo:country="DE" officeooo:paragraph-rsid="000f06e5"/>
    </style:style>
    <style:style style:name="P10" style:family="paragraph" style:parent-style-name="Standard" style:list-style-name="List_20_1">
      <style:text-properties officeooo:paragraph-rsid="0017e3cd"/>
    </style:style>
    <style:style style:name="P11" style:family="paragraph" style:parent-style-name="Standard" style:list-style-name="List_20_1">
      <style:text-properties officeooo:rsid="0017e3cd" officeooo:paragraph-rsid="0017e3cd"/>
    </style:style>
    <style:style style:name="P12" style:family="paragraph" style:parent-style-name="Standard" style:list-style-name="List_20_1">
      <style:text-properties officeooo:rsid="0017e3cd" officeooo:paragraph-rsid="00193077"/>
    </style:style>
    <style:style style:name="P13" style:family="paragraph" style:parent-style-name="Standard">
      <style:text-properties officeooo:rsid="0017e3cd" officeooo:paragraph-rsid="0017e3cd"/>
    </style:style>
    <style:style style:name="P14" style:family="paragraph" style:parent-style-name="Standard">
      <style:text-properties officeooo:rsid="0017e3cd" officeooo:paragraph-rsid="00193077"/>
    </style:style>
    <style:style style:name="P15" style:family="paragraph" style:parent-style-name="Standard">
      <style:text-properties officeooo:paragraph-rsid="0017e3cd"/>
    </style:style>
    <style:style style:name="P16" style:family="paragraph" style:parent-style-name="Standard" style:list-style-name="List_20_1">
      <style:text-properties officeooo:rsid="00193077" officeooo:paragraph-rsid="00193077"/>
    </style:style>
    <style:style style:name="P17" style:family="paragraph" style:parent-style-name="Standard">
      <style:text-properties officeooo:rsid="00193077" officeooo:paragraph-rsid="00193077"/>
    </style:style>
    <style:style style:name="P18" style:family="paragraph" style:parent-style-name="Standard">
      <style:text-properties officeooo:rsid="001a922e" officeooo:paragraph-rsid="001a922e"/>
    </style:style>
    <style:style style:name="P19" style:family="paragraph" style:parent-style-name="Standard">
      <style:text-properties officeooo:paragraph-rsid="001a922e"/>
    </style:style>
    <style:style style:name="T1" style:family="text">
      <style:text-properties officeooo:rsid="001efc74"/>
    </style:style>
    <style:style style:name="T2" style:family="text">
      <style:text-properties officeooo:rsid="00150c0d"/>
    </style:style>
    <style:style style:name="T3" style:family="text">
      <style:text-properties officeooo:rsid="0016ae20"/>
    </style:style>
    <style:style style:name="T4" style:family="text">
      <style:text-properties officeooo:rsid="0017e3cd"/>
    </style:style>
    <style:style style:name="T5" style:family="text">
      <style:text-properties fo:language="de" fo:country="DE"/>
    </style:style>
    <style:style style:name="T6" style:family="text">
      <style:text-properties fo:language="de" fo:country="DE" fo:font-weight="bold" style:font-weight-asian="bold" style:font-weight-complex="bold"/>
    </style:style>
    <style:style style:name="T7" style:family="text">
      <style:text-properties fo:language="de" fo:country="DE" officeooo:rsid="0029373f"/>
    </style:style>
    <style:style style:name="T8" style:family="text">
      <style:text-properties fo:language="de" fo:country="DE" officeooo:rsid="000f06e5"/>
    </style:style>
    <style:style style:name="T9" style:family="text">
      <style:text-properties fo:language="de" fo:country="DE" officeooo:rsid="00124ef3"/>
    </style:style>
    <style:style style:name="T10" style:family="text">
      <style:text-properties fo:language="de" fo:country="DE" officeooo:rsid="0017e3cd"/>
    </style:style>
    <style:style style:name="T11" style:family="text">
      <style:text-properties fo:language="de" fo:country="DE" officeooo:rsid="00158d0d"/>
    </style:style>
    <style:style style:name="T12" style:family="text">
      <style:text-properties fo:language="de" fo:country="DE" officeooo:rsid="00193077"/>
    </style:style>
    <style:style style:name="T13" style:family="text">
      <style:text-properties fo:language="de" fo:country="DE" officeooo:rsid="001a922e"/>
    </style:style>
    <style:style style:name="T14" style:family="text">
      <style:text-properties officeooo:rsid="001a92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0491517595454</text:p>
      <text:p text:style-name="P2"><text:a xlink:type="simple" xlink:href="mailto:hendrik.staendker@live.de" office:target-frame-name="_top" xlink:show="replace" text:style-name="Internet_20_link" text:visited-style-name="Visited_20_Internet_20_Link"><text:span text:style-name="Absatz-Standardschriftart"><text:span text:style-name="T6">hendrik.staendker@live.de</text:span></text:span></text:a></text:p>
      <text:p text:style-name="P3">HenHar.github.io</text:p>
      <text:p text:style-name="P3">Lüdinghausen, Germany</text:p>
      <text:p text:style-name="P3"/>
      <text:p text:style-name="P3">Ü<text:span text:style-name="T2">bersicht</text:span></text:p>
      <text:p text:style-name="P7">Motivierter Softwareentwickler mit einem Master-Abschluss in Naturwissenschaftlicher Informatik. <text:span text:style-name="T3">Entwicklung von Software in Python, Dart, C++ und Java. Spezialisiert in Machine Learning, Computer Vision mit Tensorflow/PyTorch/openCV </text:span><text:span text:style-name="T4">und der</text:span><text:span text:style-name="T3"> Cross-Platform Entwicklung mit Flutter. </text:span><text:span text:style-name="T4">Eigenständiges Bearbeiten von neuen und herausfordernden Problemen durch ausgezeichnetes analytisches Denken.</text:span></text:p>
      <text:p text:style-name="P8"/>
      <text:p text:style-name="P8"/>
      <text:p text:style-name="P5">Praktikum</text:p>
      <text:p text:style-name="P6">Forschungsaufenthalt Prof. Chuan-Kang Ting</text:p>
      <text:p text:style-name="P1"><text:a xlink:type="simple" xlink:href="http://cilab.cs.ccu.edu.tw/" office:target-frame-name="_blank" xlink:show="new" text:style-name="Internet_20_link" text:visited-style-name="Visited_20_Internet_20_Link"><text:span text:style-name="T5">Computational Intelligence Lab</text:span></text:a><text:span text:style-name="T5">, National Chung Cheng University, </text:span><text:span text:style-name="T7">Taiwan</text:span></text:p>
      <text:p text:style-name="P9"><text:span text:style-name="T4">Thema: </text:span>“<text:span text:style-name="T1">Medical image registration with Evolutionary Strategies”</text:span></text:p>
      <text:p text:style-name="P6">10/2015 – 02/2016</text:p>
      <text:p text:style-name="P6"/>
      <text:p text:style-name="P5">Arbeitserfahrung</text:p>
      <text:p text:style-name="P6">Freelance Software Engineer | Machine Learning</text:p>
      <text:p text:style-name="P6">05/2024 – jetzt</text:p>
      <text:list text:style-name="List_20_1">
        <text:list-item>
          <text:p text:style-name="P10"><text:span text:style-name="T8">Machine Learning: Implementierung von Machine Learning </text:span><text:span text:style-name="T9">Algorithmen</text:span><text:span text:style-name="T8">, </text:span><text:span text:style-name="T9">Datenverarbeitung</text:span><text:span text:style-name="T8">, Paramteroptimierung, Analyse von Ergebnissen</text:span></text:p>
        </text:list-item>
        <text:list-item>
          <text:p text:style-name="P10"><text:span text:style-name="T8">Computer Vision: Datenaufbereitung und Training von neuronalen Netzen zur Objekterkennung </text:span><text:span text:style-name="T9">und </text:span><text:span text:style-name="T8">Klassifizierung, Bildanalyse mit Segmentierung von Objekten, </text:span><text:span text:style-name="T10">Automatisierte </text:span><text:span text:style-name="T8">Bildverarbeitung</text:span></text:p>
        </text:list-item>
        <text:list-item>
          <text:p text:style-name="P10"><text:span text:style-name="T8">Mobile App Entwicklung mit </text:span><text:span text:style-name="T10">Flutter</text:span><text:span text:style-name="T8">: </text:span></text:p>
          <text:list>
            <text:list-item>
              <text:p text:style-name="P11"><text:span text:style-name="T8">H</text:span><text:span text:style-name="T5">autkrebsbestimmung App mit Bilderkennungs-Model, eingesetzt als Tflite Model oder als Cloud Anwendung mit Docker/TfServing auf einer AWS EC2 Instance</text:span></text:p>
            </text:list-item>
            <text:list-item>
              <text:p text:style-name="P11"><text:span text:style-name="T5">Multi-Model Bilderkennungs App mit User Feedback zum Labeln von falsch klassifizierten Bildern, REST API Server für die Speicherung des User Feedbacks und Trainieren der Modelle, Admin App für die Überwachung des Feedback/Datensätze/Modelle</text:span></text:p>
            </text:list-item>
          </text:list>
        </text:list-item>
      </text:list>
      <text:p text:style-name="P13"><text:span text:style-name="T5"/></text:p>
      <text:p text:style-name="P13"><text:span text:style-name="T5">Werkstudent Medical Device Engineer</text:span></text:p>
      <text:p text:style-name="P15">Stapleline Medizintechnik GmbH, Bochum</text:p>
      <text:p text:style-name="P13"><text:span text:style-name="T5">11/2019 – 07/202</text:span><text:span text:style-name="T11">1</text:span></text:p>
      <text:list text:continue-numbering="true" text:style-name="List_20_1">
        <text:list-item>
          <text:p text:style-name="P11"><text:span text:style-name="T5">Weiterentwicklung mit Erstellung eines neues Design der Saug-Spüleinheit zur Reduzierung des Materialeinsatzes mit CAD und 3D Prototyping</text:span></text:p>
        </text:list-item>
        <text:list-item>
          <text:p text:style-name="P11"><text:span text:style-name="T5">Erstellung und Pflege von technischen Dokumenten und IFUs nach MDR</text:span></text:p>
          <text:p text:style-name="P11"><text:span text:style-name="T5"/></text:p>
        </text:list-item>
      </text:list>
      <text:p text:style-name="P13"><text:span text:style-name="T5">Werkstudent Machine Learning Engineer</text:span></text:p>
      <text:p text:style-name="P15">Task9 GmbH, Bochum</text:p>
      <text:p text:style-name="P13"><text:span text:style-name="T5">10/2018 – 05/2019</text:span></text:p>
      <text:list text:continue-numbering="true" text:style-name="List_20_1">
        <text:list-item>
          <text:p text:style-name="P11"><text:span text:style-name="T5">Software Prototyp für die Detektion von Dellen und Beulen an Fahrzeugen mit Python/openCV/Tensorflow</text:span></text:p>
        </text:list-item>
        <text:list-item>
          <text:p text:style-name="P11"><text:span text:style-name="T5">Projektdokumentation und Testung von möglichen Lösungen (Deep Learning, Distortionanalyse auf Basis von Projektionen von Mustern)</text:span></text:p>
        </text:list-item>
      </text:list>
      <text:p text:style-name="P14"><text:span text:style-name="T12"/></text:p>
      <text:p text:style-name="P14"><text:span text:style-name="T12"/></text:p>
      <text:p text:style-name="P14"><text:span text:style-name="T12"/></text:p>
      <text:p text:style-name="P14"><text:span text:style-name="T12"/></text:p>
      <text:p text:style-name="P14"><text:soft-page-break/><text:span text:style-name="T12">Tutor/Studentische Hilfskraft</text:span></text:p>
      <text:p text:style-name="P17"><text:span text:style-name="T5">Hochschule Hamm-Lippstadt, Hamm-Lippstadt</text:span></text:p>
      <text:p text:style-name="P17"><text:span text:style-name="T5">10/2016 – 04/2018</text:span></text:p>
      <text:list text:continue-numbering="true" text:style-name="List_20_1">
        <text:list-item>
          <text:p text:style-name="P16"><text:span text:style-name="T5">Tutor im Prototyping Lab (3D Druck, Lasercutter, CAD Design)</text:span></text:p>
        </text:list-item>
        <text:list-item>
          <text:p text:style-name="P12"><text:span text:style-name="T12">Betreuung der Laborpraktika der Biomedizinischen Technologien</text:span></text:p>
        </text:list-item>
      </text:list>
      <text:p text:style-name="P14"><text:span text:style-name="T12"/></text:p>
      <text:p text:style-name="P14"><text:span text:style-name="T12">Studentische Hilfskraft</text:span></text:p>
      <text:p text:style-name="P17"><text:span text:style-name="T5">Frauenhofer SYMILA, FIT, Hamm-Lippstadt</text:span></text:p>
      <text:p text:style-name="P17"><text:span text:style-name="T5">10/2013 – 03/215</text:span></text:p>
      <text:list text:continue-numbering="true" text:style-name="List_20_1">
        <text:list-item>
          <text:p text:style-name="P16"><text:span text:style-name="T5">Generale Literatur-Recherche</text:span></text:p>
        </text:list-item>
        <text:list-item>
          <text:p text:style-name="P16"><text:span text:style-name="T5">Projektbezogene Recherche zu Equipment und relevanten Information</text:span></text:p>
        </text:list-item>
      </text:list>
      <text:p text:style-name="P17"><text:span text:style-name="T5"/></text:p>
      <text:p text:style-name="P18"><text:span text:style-name="T5">Bildungsweg</text:span></text:p>
      <text:p text:style-name="P18"><text:span text:style-name="T5">Master of Science: Naturwissenschaftliche Informatik</text:span></text:p>
      <text:p text:style-name="P18"><text:span text:style-name="T5">Universität Bielefeld</text:span></text:p>
      <text:p text:style-name="P18"><text:span text:style-name="T5">10/2018-04/2022</text:span></text:p>
      <text:p text:style-name="P19">Thesis: “Input Normalization of Optical Flow with spiking neural networks and the sEMD”</text:p>
      <text:p text:style-name="P19"><text:span text:style-name="T14">Note</text:span>: 1.5</text:p>
      <text:p text:style-name="P18"><text:span text:style-name="T5"/></text:p>
      <text:p text:style-name="P18"><text:span text:style-name="T5"/></text:p>
      <text:p text:style-name="P18"><text:span text:style-name="T5">Bachelor of Engineering: Biomedizinische Technologien (Spezialisierung: Informatik)</text:span></text:p>
      <text:p text:style-name="P18"><text:span text:style-name="T5">Hochschule Hamm-Lippstadt</text:span></text:p>
      <text:p text:style-name="P18"><text:span text:style-name="T5">10/2014-09/2018</text:span></text:p>
      <text:p text:style-name="P18"><text:span text:style-name="T5">Thesis: “Image Classification of plant leaves with the machine learning algorithms Random Forest and Nearest Neighbor”</text:span></text:p>
      <text:p text:style-name="P18"><text:span text:style-name="T5">Note: 1.6</text:span></text:p>
      <text:p text:style-name="P18"><text:span text:style-name="T5"/></text:p>
      <text:p text:style-name="P18"><text:span text:style-name="T5">Projekte</text:span></text:p>
      <text:p text:style-name="P18"><text:span text:style-name="T5">Bau einer Wohnkabine auf einem Pick Up</text:span></text:p>
      <text:p text:style-name="P18"><text:span text:style-name="T5">04/2023 – 04/2024</text:span></text:p>
      <text:p text:style-name="P18"><text:span text:style-name="T5">- CAD Design der Rohkabine/Rahmen/Interior</text:span></text:p>
      <text:p text:style-name="P18"><text:span text:style-name="T5">- Schweißen vom Trägerrahmen/Fertigung der Kabine/Installation von Fenstern/Türen</text:span></text:p>
      <text:p text:style-name="P18"><text:span text:style-name="T5">- Installation der Elektrik, Wassersystem, Gassystem</text:span></text:p>
      <text:p text:style-name="P18"><text:span text:style-name="T5">- Ausbau des Innenraums mit Wände/Möbeln etc.</text:span></text:p>
      <text:p text:style-name="P19"><text:span text:style-name="T13">Neuwert von 106.000€ durch Wertgutachten durch SV Happel, </text:span><text:span text:style-name="T5">Gladenba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Kopfzeile" style:family="paragraph" style:parent-style-name="Standard">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Absatz-Standardschriftar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Kopfzeile"/>
      </style:header>
      <style:footer>
        <text:p text:style-name="Fußzei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5T16:26:34.081055927</meta:creation-date>
    <dc:date>2024-10-14T10:44:57.447840002</dc:date>
    <meta:editing-duration>PT5H5M53S</meta:editing-duration>
    <meta:editing-cycles>4</meta:editing-cycles>
    <meta:generator>LibreOffice/24.2.5.2$Linux_X86_64 LibreOffice_project/420$Build-2</meta:generator>
    <meta:document-statistic meta:table-count="0" meta:image-count="0" meta:object-count="0" meta:page-count="2" meta:paragraph-count="59" meta:word-count="390" meta:character-count="3282" meta:non-whitespace-character-count="2956"/>
  </office:meta>
</office:document-meta>
</file>